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ccb8" officeooo:paragraph-rsid="0005ccb8"/>
    </style:style>
    <style:style style:name="P2" style:family="paragraph" style:parent-style-name="Standard">
      <style:text-properties fo:language="ru" fo:country="RU" officeooo:rsid="000731ca" officeooo:paragraph-rsid="000731ca"/>
    </style:style>
    <style:style style:name="P3" style:family="paragraph" style:parent-style-name="Standard">
      <style:text-properties fo:language="ru" fo:country="RU" officeooo:rsid="00075599" officeooo:paragraph-rsid="00075599"/>
    </style:style>
    <style:style style:name="P4" style:family="paragraph" style:parent-style-name="Standard">
      <style:text-properties fo:language="ru" fo:country="RU" officeooo:rsid="00091483" officeooo:paragraph-rsid="00091483"/>
    </style:style>
    <style:style style:name="P5" style:family="paragraph" style:parent-style-name="Standard">
      <style:text-properties fo:language="ru" fo:country="RU" officeooo:rsid="000b7f30" officeooo:paragraph-rsid="000b7f30"/>
    </style:style>
    <style:style style:name="P6" style:family="paragraph" style:parent-style-name="Standard">
      <style:text-properties fo:language="ru" fo:country="RU" officeooo:rsid="000d7c01" officeooo:paragraph-rsid="000d7c01"/>
    </style:style>
    <style:style style:name="P7" style:family="paragraph" style:parent-style-name="Standard">
      <style:text-properties fo:language="ru" fo:country="RU" officeooo:rsid="000ede99" officeooo:paragraph-rsid="000ede99"/>
    </style:style>
    <style:style style:name="P8" style:family="paragraph" style:parent-style-name="Standard">
      <style:text-properties fo:language="ru" fo:country="RU" officeooo:rsid="000fdfb7" officeooo:paragraph-rsid="000fdfb7"/>
    </style:style>
    <style:style style:name="P9" style:family="paragraph" style:parent-style-name="Standard">
      <style:text-properties fo:language="ru" fo:country="RU" officeooo:rsid="0010392e" officeooo:paragraph-rsid="0010392e"/>
    </style:style>
    <style:style style:name="P10" style:family="paragraph" style:parent-style-name="Standard">
      <style:text-properties fo:language="ru" fo:country="RU" officeooo:rsid="0013e468" officeooo:paragraph-rsid="0013e468"/>
    </style:style>
    <style:style style:name="P11" style:family="paragraph" style:parent-style-name="Standard">
      <style:text-properties fo:language="ru" fo:country="RU" officeooo:rsid="001636ba" officeooo:paragraph-rsid="001636ba"/>
    </style:style>
    <style:style style:name="P12" style:family="paragraph" style:parent-style-name="Standard">
      <style:text-properties fo:language="ru" fo:country="RU" officeooo:rsid="001849d1" officeooo:paragraph-rsid="001849d1"/>
    </style:style>
    <style:style style:name="P13" style:family="paragraph" style:parent-style-name="Standard">
      <style:text-properties fo:language="ru" fo:country="RU" officeooo:rsid="001849d1" officeooo:paragraph-rsid="001bc90e"/>
    </style:style>
    <style:style style:name="P14" style:family="paragraph" style:parent-style-name="Standard">
      <style:text-properties fo:language="ru" fo:country="RU" officeooo:rsid="0019ee80" officeooo:paragraph-rsid="0019ee80"/>
    </style:style>
    <style:style style:name="P15" style:family="paragraph" style:parent-style-name="Standard">
      <style:text-properties fo:language="ru" fo:country="RU" officeooo:rsid="001bc90e" officeooo:paragraph-rsid="001bc90e"/>
    </style:style>
    <style:style style:name="P16" style:family="paragraph" style:parent-style-name="Standard">
      <style:text-properties fo:language="ru" fo:country="RU" officeooo:rsid="001e2ffc" officeooo:paragraph-rsid="001e2ffc"/>
    </style:style>
    <style:style style:name="P17" style:family="paragraph" style:parent-style-name="Standard">
      <style:text-properties fo:language="ru" fo:country="RU" officeooo:rsid="001efd5f" officeooo:paragraph-rsid="001efd5f"/>
    </style:style>
    <style:style style:name="P18" style:family="paragraph" style:parent-style-name="Standard">
      <style:text-properties fo:language="ru" fo:country="RU" officeooo:rsid="001fb892" officeooo:paragraph-rsid="001fb892"/>
    </style:style>
    <style:style style:name="P19" style:family="paragraph" style:parent-style-name="Standard">
      <style:text-properties fo:language="ru" fo:country="RU" officeooo:rsid="002174d6" officeooo:paragraph-rsid="002174d6"/>
    </style:style>
    <style:style style:name="P20" style:family="paragraph" style:parent-style-name="Standard">
      <style:text-properties fo:language="ru" fo:country="RU" officeooo:rsid="0022fd3f" officeooo:paragraph-rsid="0022fd3f"/>
    </style:style>
    <style:style style:name="P21" style:family="paragraph" style:parent-style-name="Standard">
      <style:text-properties fo:language="ru" fo:country="RU" officeooo:rsid="0026e540" officeooo:paragraph-rsid="0026e540"/>
    </style:style>
    <style:style style:name="P22" style:family="paragraph" style:parent-style-name="Standard">
      <style:text-properties officeooo:paragraph-rsid="0023158e"/>
    </style:style>
    <style:style style:name="P23" style:family="paragraph" style:parent-style-name="Standard">
      <style:text-properties officeooo:rsid="0023dcac" officeooo:paragraph-rsid="0023dcac"/>
    </style:style>
    <style:style style:name="P24" style:family="paragraph" style:parent-style-name="Standard">
      <style:text-properties officeooo:rsid="00250b84" officeooo:paragraph-rsid="00250b84"/>
    </style:style>
    <style:style style:name="P25" style:family="paragraph" style:parent-style-name="Standard">
      <style:text-properties officeooo:rsid="002653aa" officeooo:paragraph-rsid="002653aa"/>
    </style:style>
    <style:style style:name="P26" style:family="paragraph" style:parent-style-name="Standard">
      <style:text-properties officeooo:rsid="00282bd8" officeooo:paragraph-rsid="00282bd8"/>
    </style:style>
    <style:style style:name="P27" style:family="paragraph" style:parent-style-name="Standard">
      <style:text-properties officeooo:rsid="0028f8b0" officeooo:paragraph-rsid="0028f8b0"/>
    </style:style>
    <style:style style:name="P28" style:family="paragraph" style:parent-style-name="Standard">
      <style:text-properties officeooo:rsid="00299d64" officeooo:paragraph-rsid="00299d64"/>
    </style:style>
    <style:style style:name="P29" style:family="paragraph" style:parent-style-name="Standard">
      <style:text-properties officeooo:rsid="002c836c" officeooo:paragraph-rsid="002c836c"/>
    </style:style>
    <style:style style:name="P30" style:family="paragraph" style:parent-style-name="Standard">
      <style:text-properties officeooo:rsid="002fa5bd" officeooo:paragraph-rsid="002fa5bd"/>
    </style:style>
    <style:style style:name="P31" style:family="paragraph" style:parent-style-name="Standard">
      <style:text-properties officeooo:rsid="0030b89b" officeooo:paragraph-rsid="0030b89b"/>
    </style:style>
    <style:style style:name="P32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3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326bfc"/>
    </style:style>
    <style:style style:name="P34" style:family="paragraph" style:parent-style-name="Standard">
      <style:text-properties officeooo:rsid="00326bfc" officeooo:paragraph-rsid="00326bfc"/>
    </style:style>
    <style:style style:name="P35" style:family="paragraph" style:parent-style-name="Standard">
      <style:text-properties officeooo:rsid="0035b841" officeooo:paragraph-rsid="0035b841"/>
    </style:style>
    <style:style style:name="P36" style:family="paragraph" style:parent-style-name="Standard">
      <style:text-properties officeooo:rsid="003668f5" officeooo:paragraph-rsid="003668f5"/>
    </style:style>
    <style:style style:name="P37" style:family="paragraph" style:parent-style-name="Standard">
      <style:text-properties officeooo:paragraph-rsid="003668f5"/>
    </style:style>
    <style:style style:name="P38" style:family="paragraph" style:parent-style-name="Standard">
      <style:text-properties officeooo:rsid="0038b407" officeooo:paragraph-rsid="0038b407"/>
    </style:style>
    <style:style style:name="P39" style:family="paragraph" style:parent-style-name="Standard">
      <style:text-properties officeooo:rsid="003d6394" officeooo:paragraph-rsid="003d6394"/>
    </style:style>
    <style:style style:name="T1" style:family="text">
      <style:text-properties officeooo:rsid="00075599"/>
    </style:style>
    <style:style style:name="T2" style:family="text">
      <style:text-properties officeooo:rsid="0009ba30"/>
    </style:style>
    <style:style style:name="T3" style:family="text">
      <style:text-properties officeooo:rsid="000a4c6c"/>
    </style:style>
    <style:style style:name="T4" style:family="text">
      <style:text-properties officeooo:rsid="000b7f30"/>
    </style:style>
    <style:style style:name="T5" style:family="text">
      <style:text-properties officeooo:rsid="000d7c01"/>
    </style:style>
    <style:style style:name="T6" style:family="text">
      <style:text-properties officeooo:rsid="000f1b0b"/>
    </style:style>
    <style:style style:name="T7" style:family="text">
      <style:text-properties officeooo:rsid="0011f495"/>
    </style:style>
    <style:style style:name="T8" style:family="text">
      <style:text-properties officeooo:rsid="0017df39"/>
    </style:style>
    <style:style style:name="T9" style:family="text">
      <style:text-properties officeooo:rsid="0019ee80"/>
    </style:style>
    <style:style style:name="T10" style:family="text">
      <style:text-properties officeooo:rsid="001bc90e"/>
    </style:style>
    <style:style style:name="T11" style:family="text">
      <style:text-properties fo:font-weight="bold" officeooo:rsid="001bc90e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c90e" style:font-weight-asian="normal" style:font-weight-complex="normal"/>
    </style:style>
    <style:style style:name="T14" style:family="text">
      <style:text-properties fo:font-weight="normal" officeooo:rsid="001fde3c" style:font-weight-asian="normal" style:font-weight-complex="normal"/>
    </style:style>
    <style:style style:name="T15" style:family="text">
      <style:text-properties fo:font-weight="normal" officeooo:rsid="0020d818" style:font-weight-asian="normal" style:font-weight-complex="normal"/>
    </style:style>
    <style:style style:name="T16" style:family="text">
      <style:text-properties fo:font-weight="normal" officeooo:rsid="002208a0" style:font-weight-asian="normal" style:font-weight-complex="normal"/>
    </style:style>
    <style:style style:name="T17" style:family="text">
      <style:text-properties fo:font-weight="normal" officeooo:rsid="0023158e" style:font-weight-asian="normal" style:font-weight-complex="normal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weight="normal" officeooo:rsid="0023158e" style:font-weight-asian="normal" style:font-weight-complex="normal"/>
    </style:style>
    <style:style style:name="T20" style:family="text">
      <style:text-properties fo:language="ru" fo:country="RU" fo:font-weight="normal" officeooo:rsid="0023dcac" style:font-weight-asian="normal" style:font-weight-complex="normal"/>
    </style:style>
    <style:style style:name="T21" style:family="text">
      <style:text-properties fo:language="ru" fo:country="RU" fo:font-weight="normal" officeooo:rsid="00250b84" style:font-weight-asian="normal" style:font-weight-complex="normal"/>
    </style:style>
    <style:style style:name="T22" style:family="text">
      <style:text-properties fo:language="ru" fo:country="RU" fo:font-weight="normal" officeooo:rsid="0026e540" style:font-weight-asian="normal" style:font-weight-complex="normal"/>
    </style:style>
    <style:style style:name="T23" style:family="text">
      <style:text-properties fo:language="ru" fo:country="RU" fo:font-weight="normal" officeooo:rsid="002b23bb" style:font-weight-asian="normal" style:font-weight-complex="normal"/>
    </style:style>
    <style:style style:name="T24" style:family="text">
      <style:text-properties fo:language="ru" fo:country="RU" fo:font-weight="normal" officeooo:rsid="002e2194" style:font-weight-asian="normal" style:font-weight-complex="normal"/>
    </style:style>
    <style:style style:name="T25" style:family="text">
      <style:text-properties fo:language="ru" fo:country="RU" fo:font-weight="normal" officeooo:rsid="0030ba63" style:font-weight-asian="normal" style:font-weight-complex="normal"/>
    </style:style>
    <style:style style:name="T26" style:family="text">
      <style:text-properties fo:language="ru" fo:country="RU" fo:font-weight="normal" officeooo:rsid="00326bfc" style:font-weight-asian="normal" style:font-weight-complex="normal"/>
    </style:style>
    <style:style style:name="T27" style:family="text">
      <style:text-properties fo:language="ru" fo:country="RU" fo:font-weight="normal" officeooo:rsid="00331ca6" style:font-weight-asian="normal" style:font-weight-complex="normal"/>
    </style:style>
    <style:style style:name="T28" style:family="text">
      <style:text-properties fo:language="ru" fo:country="RU" fo:font-weight="normal" officeooo:rsid="003323ec" style:font-weight-asian="normal" style:font-weight-complex="normal"/>
    </style:style>
    <style:style style:name="T29" style:family="text">
      <style:text-properties fo:language="ru" fo:country="RU" fo:font-weight="normal" officeooo:rsid="0034f717" style:font-weight-asian="normal" style:font-weight-complex="normal"/>
    </style:style>
    <style:style style:name="T30" style:family="text">
      <style:text-properties fo:language="ru" fo:country="RU" fo:font-weight="normal" officeooo:rsid="00352a79" style:font-weight-asian="normal" style:font-weight-complex="normal"/>
    </style:style>
    <style:style style:name="T31" style:family="text">
      <style:text-properties fo:language="ru" fo:country="RU" fo:font-weight="normal" officeooo:rsid="003668f5" style:font-weight-asian="normal" style:font-weight-complex="normal"/>
    </style:style>
    <style:style style:name="T32" style:family="text">
      <style:text-properties fo:language="ru" fo:country="RU" fo:font-weight="normal" officeooo:rsid="003a3100" style:font-weight-asian="normal" style:font-weight-complex="normal"/>
    </style:style>
    <style:style style:name="T33" style:family="text">
      <style:text-properties fo:language="ru" fo:country="RU" fo:font-weight="normal" officeooo:rsid="003aecae" style:font-weight-asian="normal" style:font-weight-complex="normal"/>
    </style:style>
    <style:style style:name="T34" style:family="text">
      <style:text-properties fo:language="ru" fo:country="RU" fo:font-weight="normal" officeooo:rsid="003ca387" style:font-weight-asian="normal" style:font-weight-complex="normal"/>
    </style:style>
    <style:style style:name="T35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T36" style:family="text">
      <style:text-properties fo:color="#0033b3" loext:opacity="100%" style:font-name="JetBrains Mono" fo:font-size="10.5pt" fo:language="ru" fo:country="RU" fo:font-style="normal" fo:font-weight="normal" officeooo:rsid="00326bfc" style:font-size-asian="10.5pt" style:font-style-asian="normal" style:font-weight-asian="normal" style:font-weight-complex="normal"/>
    </style:style>
    <style:style style:name="T37" style:family="text">
      <style:text-properties fo:color="#2a8c7c" loext:opacity="100%" style:font-name="JetBrains Mono" fo:font-size="10.5pt" fo:font-style="normal" fo:font-weight="normal" style:font-size-asian="10.5pt" style:font-style-asian="normal" style:font-weight-asian="normal"/>
    </style:style>
    <style:style style:name="T38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39" style:family="text">
      <style:text-properties fo:color="#080808" loext:opacity="100%" style:font-name="JetBrains Mono" fo:font-size="10.5pt" fo:language="ru" fo:country="RU" fo:font-style="normal" fo:font-weight="normal" officeooo:rsid="003ca387" style:font-size-asian="10.5pt" style:font-style-asian="normal" style:font-weight-asian="normal" style:font-weight-complex="normal"/>
    </style:style>
    <style:style style:name="T40" style:family="text">
      <style:text-properties fo:color="#871094" loext:opacity="100%" style:font-name="JetBrains Mono" fo:font-size="10.5pt" fo:font-style="normal" fo:font-weight="normal" style:font-size-asian="10.5pt" style:font-style-asian="normal" style:font-weight-asian="normal"/>
    </style:style>
    <style:style style:name="T41" style:family="text">
      <style:text-properties fo:color="#871094" loext:opacity="100%" style:font-name="JetBrains Mono" fo:font-size="10.5pt" fo:font-style="normal" fo:font-weight="normal" officeooo:rsid="00326bfc" style:font-size-asian="10.5pt" style:font-style-asian="normal" style:font-weight-asian="normal"/>
    </style:style>
    <style:style style:name="T42" style:family="text">
      <style:text-properties fo:color="#830091" loext:opacity="100%" style:font-name="JetBrains Mono" fo:font-size="10.5pt" fo:font-style="normal" fo:font-weight="normal" style:font-size-asian="10.5pt" style:font-style-asian="normal" style:font-weight-asian="normal"/>
    </style:style>
    <style:style style:name="T43" style:family="text">
      <style:text-properties fo:color="#a2fca2" loext:opacity="100%" fo:language="ru" fo:country="RU" fo:font-weight="normal" style:font-weight-asian="normal" style:font-weight-complex="normal"/>
    </style:style>
    <style:style style:name="T44" style:family="text">
      <style:text-properties fo:color="#914c07" loext:opacity="100%" style:font-name="JetBrains Mono" fo:font-size="10.5pt" fo:font-style="normal" fo:font-weight="normal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июня 2024</text:p>
      <text:p text:style-name="P1"/>
      <text:p text:style-name="P1">Что надо сделать:</text:p>
      <text:p text:style-name="P1">1) Придумать название галереи</text:p>
      <text:p text:style-name="P1">2) Создать репозиторий на GitHub</text:p>
      <text:p text:style-name="P1">3) Всосать этот репозиторий в какую-нибудь папку к себе на комп (git clone путь к репозиторию)</text:p>
      <text:p text:style-name="P2">4) Readme. Начать писать readme файл с инструкциями (в него мы будем писать в т.ч. как создать докер-контейнеры и т.п.)</text:p>
      <text:p text:style-name="P2">5) У нас приложение будет состоять из нескольких докер-контейнеров. В одном – сервер базы данных, в другом – Adminer (управление базой данных), в третьем (в будущем, не сейчас – само приложение). Контейнеры должны быть объединены сетью. Потому на<text:span text:style-name="T1">до создать докер-сеть (см. ридми к аркумиде, например).</text:span></text:p>
      <text:p text:style-name="P3">6) Создать dockerfile для сервера базы данных</text:p>
      <text:p text:style-name="P3">7) Создать docker-compose файл для инфраструктуры</text:p>
      <text:p text:style-name="P3">8) Развернуть инфраструктуру в докере</text:p>
      <text:p text:style-name="P3">9) Показать, что получилось</text:p>
      <text:p text:style-name="P3"/>
      <text:p text:style-name="P4">16 июня 2024</text:p>
      <text:p text:style-name="P4">1) Подключить less-файлы. То есть в public создать папочку css и в ней пока-что (только пока-что!) создать один файл <text:span text:style-name="T3">gallery</text:span>.less <text:span text:style-name="T2">В этом файле задай какой-нибудь базовый стиль для проверки — например сделай фон страницы такого цвета, который тя нравится. Проверь, что настроены watcher’ы для less. Подключи less-файл к </text:span><text:span text:style-name="T4">main.ts.</text:span></text:p>
      <text:p text:style-name="P4"/>
      <text:p text:style-name="P5">Если всё будет успешно — то у тебя фон страницы окрасится.</text:p>
      <text:p text:style-name="P5"/>
      <text:p text:style-name="P5">2) Создать базовые компоненты. Для этого в <text:span text:style-name="T5">src/components создать папку Shard (для общих компонентов) и в этой папке создать подпапки Header (верхняя часть сайта) и Footer (нижняя часть сайта).</text:span></text:p>
      <text:p text:style-name="P5"/>
      <text:p text:style-name="P6">Внутри этих подпапок создать по компоненту Footer.vue и Header.vue. Написать в них «тут будет заголовок» и «тут будет футер». Подключить эти компоненты в view (смотреть на taghairm для образца).</text:p>
      <text:p text:style-name="P6"/>
      <text:p text:style-name="P6">Когда компоненты будут успешно подключены — у тебя будет страница, на которой наверху написано «Тут будет заголовок», ниже написано «Привет, мир», а ещё ниже «Тут будет футер».</text:p>
      <text:p text:style-name="P6"/>
      <text:p text:style-name="P6"/>
      <text:p text:style-name="P7">29 июня 2024</text:p>
      <text:p text:style-name="P7">1) Создать новый контроллер, назовём его AlbumsController</text:p>
      <text:p text:style-name="P7">2) У контроллера должен быть эндпойнт <text:span text:style-name="T6">api/Albums/ChildrenOf/{Guid?}</text:span></text:p>
      <text:p text:style-name="P8">3) Этот метод, должен возвращать список альбомов, которые являются детьми альбома, чей Guid был передан. Если Guid == null, то возвращать список альбомов верхнего уровня, т. е. тех, у кого нет родителя.</text:p>
      <text:p text:style-name="P9">4) Захардкодить пару альбомов (т. е. создать пару объектов, условно, AlbumDto и вернуть их из метода контроллера).</text:p>
      <text:p text:style-name="P12">4.5) Запустить бекенд, вызвать конечную точку, убедиться, что возвращается пара фейковых альбомов.</text:p>
      <text:p text:style-name="P9">5) <text:span text:style-name="T7">Создать модель Album. Она должна быть такая же, как AlbumDto, и в ней должен быть метод ToDto() для изготовления AlbumDto из Album (мапперы мы не будем использвать).</text:span></text:p>
      <text:p text:style-name="P10"><text:soft-page-break/>6) Создать сервис (это интерфейс и класс, его реализующий) — IAlbumsService и AlbumsService. Зарегистрировать сервис на DI как scoped.</text:p>
      <text:p text:style-name="P11">7) Реализовать в сервисе метод GetChildrenAsync(Guid?), получающий список альбомов. В этот сервис перенести «заглушку», которая была в контроллере (т. е. список из пары фейковых альбомов должен быть захардкожен уже в сервисе).</text:p>
      <text:p text:style-name="P11">8) Проинжектать сервис в AlbumsController. В api/Albums/ChildrenOf вызвать сервис. Сделать трансформацию ответа от сервиса (это будет IReadonlyCollection&lt;A<text:span text:style-name="T8">lbum&gt;) в набор IreadonlyCollection&lt;AlbumDto&gt; при помощи Linq (использовать метод Select() и ToList()).</text:span></text:p>
      <text:p text:style-name="P12">9) Запустить бекенд, вызвать конечную точку, убедиться, что возвращается пара фейковых альбомов.</text:p>
      <text:p text:style-name="P12">10) Создать DAO для альбомов. Это также <text:span text:style-name="T9">интерфейс и реализация. Зарегистрировать на DI (в Program.cs). В DAO должен быть метод GetChildrenAsync(Guid?). В AlbumsDao вбросить MainDbContext. Сделать выборку альбомов из контекста, используя LINQ (для фильтрации альбомов по родителю использовать .Where())</text:span></text:p>
      <text:p text:style-name="P14">11) Соединить DAO и сервис. Т.е. вбросить DAO в сервис, удалить «заглушку» и в сервисе вызвать метод GetChildrenAsync() у DAO. Также сделать трансформацию (для этого потребуется ввести метод ToModel() в AlbumDbo) из списка AlbumDbo в список (IReadonlyCollection) Album.</text:p>
      <text:p text:style-name="P13"><text:span text:style-name="T10">12</text:span>) Запустить бекенд, вызвать конечную точку, убедиться, что <text:span text:style-name="T10">возвращается </text:span><text:span text:style-name="T11">пустой</text:span><text:span text:style-name="T13"> список (т. к. альбомов нет в базе).</text:span></text:p>
      <text:p text:style-name="P15"><text:span text:style-name="T12">13) Добавить несколько альбомов в базу (деревом, чтобы были не только альбомы верхнего уровня) и повызывать конечную точку снова. Когда Guid родителя пустой — должны отображаться альбомы без родителя. Если Guid родителя указать — должны отображаться альбомы, чьих родителя мы указали.</text:span></text:p>
      <text:p text:style-name="P15"><text:span text:style-name="T12"/></text:p>
      <text:p text:style-name="P16"><text:span text:style-name="T12">4 июля 2024</text:span></text:p>
      <text:p text:style-name="P16"><text:span text:style-name="T12"/></text:p>
      <text:p text:style-name="P16"><text:span text:style-name="T12">1) Создать с десяток альбомов в базе, образующих иерархию. Например 5 альбомов корневых, у первого корневого альбома два потомка, у одного из потомков ещё потомок. И у двух каких-нибудь ещё коревых альбомов по потомку.</text:span></text:p>
      <text:p text:style-name="P16"><text:span text:style-name="T12"/></text:p>
      <text:p text:style-name="P16"><text:span text:style-name="T12">Прежде, чем делать этот пункт, нарисуй альбомы в виде дерева.</text:span></text:p>
      <text:p text:style-name="P16"><text:span text:style-name="T12"/></text:p>
      <text:p text:style-name="P17"><text:span text:style-name="T12">Просим давать альбомам более-менее осмысленные имена, указывающие на их позицию. Т.е. не 123456, а «Корневой альбом 1», «Потомок 1 корневого альбома 1», «Потомок 1 потомка 1» и т.д..</text:span></text:p>
      <text:p text:style-name="P17"><text:span text:style-name="T12"/></text:p>
      <text:p text:style-name="P18"><text:span text:style-name="T12">2) Сделать фон белым (то есть вообще не задавать для него цвет), </text:span><text:span text:style-name="T14">то же самое для шрифта (т. е. не нужно задавать цвет лапами, цвет пусть определяет браузер (в зависимости от своей темы)). </text:span><text:span text:style-name="T15">Для развлечения провести под заголовком отделяющую линию. (линия ОБЯЗАТЕЛЬНО должна быть частью хидера).</text:span></text:p>
      <text:p text:style-name="P18"><text:span text:style-name="T15"/></text:p>
      <text:p text:style-name="P21"><text:span text:style-name="T15">2.</text:span><text:span text:style-name="T12">5) Важно: когда мы создаём новый компонент — не забыть создать less файл для него, в соответствующей иерархии.</text:span></text:p>
      <text:p text:style-name="P18"><text:span text:style-name="T15"/></text:p>
      <text:p text:style-name="P19"><text:span text:style-name="T15">3</text:span><text:span text:style-name="T12">) Создать новую папку </text:span><text:span text:style-name="T16">Home</text:span><text:span text:style-name="T12">, и в ней компонент </text:span><text:span text:style-name="T16">HomeComponent</text:span><text:span text:style-name="T12">.vue </text:span><text:span text:style-name="T16">Этот компонент надо использовать в HomeView между хидером и футером.</text:span></text:p>
      <text:p text:style-name="P19"><text:span text:style-name="T16"/></text:p>
      <text:p text:style-name="P20"><text:span text:style-name="T16">4</text:span><text:span text:style-name="T12">) Для пробы в этот компонент написать «привет мир» и убедиться, что эта надпись отображается между хидером и футером на главной странице.</text:span></text:p>
      <text:p text:style-name="P20"><text:span text:style-name="T12"/></text:p>
      <text:p text:style-name="P20"><text:soft-page-break/><text:span text:style-name="T12">5) Для компонента сделать метод OnLoad() и всё, что для него необходимо. </text:span><text:span text:style-name="T17">Использовать символ загрузки (т. к. у нас альбомы отдаются с бека за ненулевое время).</text:span></text:p>
      <text:p text:style-name="P20"><text:span text:style-name="T17"/></text:p>
      <text:p text:style-name="P22"><text:span text:style-name="T19">6) В OnLoad() вызвать метод бекенда для получения списка альбомов верхнего уровня (</text:span><text:span text:style-name="T12">Albums</text:span><text:span text:style-name="T19">/TopLevel). Результат работы метода положить в константу (она должна быть описана наверху и быть ref на массив </text:span><text:span text:style-name="T20">объектов</text:span><text:span text:style-name="T19">).</text:span></text:p>
      <text:p text:style-name="P22"><text:span text:style-name="T19"/></text:p>
      <text:p text:style-name="P23"><text:span text:style-name="T19">7</text:span><text:span text:style-name="T18">) В OnLoad-же вывести полученный список альбомов на консоль (console.log()). Убедиться, что там есть список альбомов и показать нам этот список </text:span><text:span text:style-name="T21">(Albums надо убрать).</text:span></text:p>
      <text:p text:style-name="P23"><text:span text:style-name="T21"/></text:p>
      <text:p text:style-name="P24"><text:span text:style-name="T18">Как НЕПРАВИЛЬНО: есть константа, в ней поле Albums, в Albums список альбомов.</text:span></text:p>
      <text:p text:style-name="P24"><text:span text:style-name="T18">Как ПРАВЛЬНО: есть константа, в ней СРАЗУ список альбомов.</text:span></text:p>
      <text:p text:style-name="P24"><text:span text:style-name="T18"/></text:p>
      <text:p text:style-name="P25"><text:span text:style-name="T18">Важно: выделить получение списка альбомов в метод.</text:span></text:p>
      <text:p text:style-name="P23"><text:span text:style-name="T18"/></text:p>
      <text:p text:style-name="P24"><text:span text:style-name="T18">8) </text:span><text:span text:style-name="T22">Настала пора список альбомов выводить! Для этого создадим новый компонент, соответствующий альбому. Для этого в папке Shared создадим папку Albums и в ней — AlbumCompontent.vue</text:span></text:p>
      <text:p text:style-name="P24"><text:span text:style-name="T22"/></text:p>
      <text:p text:style-name="P26"><text:span text:style-name="T22">9</text:span><text:span text:style-name="T18">) Пока-что (в начале) этот компонент должен рисовать просто квадрат (читай div с границами) со словом «Альбом» внутри.</text:span></text:p>
      <text:p text:style-name="P26"><text:span text:style-name="T18"/></text:p>
      <text:p text:style-name="P27"><text:span text:style-name="T18">10) Внутри HomeComponent необходимо сделать цикл (v-for), по компоненту AlbumComponent.</text:span></text:p>
      <text:p text:style-name="P27"><text:span text:style-name="T18"/></text:p>
      <text:p text:style-name="P28"><text:span text:style-name="T18">11) На этом этапе мы увидим столько квадратиков с надписью «Альбом», сколько у нас альбомов верхнего уровня. </text:span><text:span text:style-name="T23">Нужно их красиво оформить, т. к. если не оформлять — то у нас альбомы пойду в виде вертикального списка, по одному на строку.</text:span></text:p>
      <text:p text:style-name="P28"><text:span text:style-name="T23"/></text:p>
      <text:p text:style-name="P29"><text:span text:style-name="T23">К</text:span><text:span text:style-name="T18">ак нужно оформить (см. gallery.earlybeasts.live). Как этого добиться? Нужен flex с уже не помним каким режимом, поэкспериментировать. </text:span><text:span text:style-name="T24">Это поле justify-content.</text:span></text:p>
      <text:p text:style-name="P29"><text:span text:style-name="T24"/></text:p>
      <text:p text:style-name="P30"><text:span text:style-name="T24">Е</text:span><text:span text:style-name="T18">сли это сделать правильно, то у тебя альбомы будут распологаться строками, пока строка вмещается в экран — альбомы в ней, когда не вмещается — то переход на следующую строку.</text:span></text:p>
      <text:p text:style-name="P30"><text:span text:style-name="T18"/></text:p>
      <text:p text:style-name="P31"><text:span text:style-name="T18">12) Настаёт момент сделать квадратики индивидуальными, а не со словом «Альбом». Давай в них отобразим название и дату создания. </text:span><text:span text:style-name="T25">Потому в AlbumComponent прокинем объект через пропу, назовём его Info. </text:span><text:span text:style-name="T26">Это будет выглядеть примерно так:</text:span></text:p>
      <text:p text:style-name="P31"><text:span text:style-name="T26"/></text:p>
      <text:p text:style-name="P32" loext:marker-style-name="T38"><text:span text:style-name="T36">const </text:span><text:span text:style-name="T37">props </text:span><text:span text:style-name="T38">= defineProps({<text:line-break/> <text:s text:c="3"/></text:span><text:span text:style-name="T41">info</text:span><text:span text:style-name="T38">: </text:span><text:span text:style-name="T42">Object<text:line-break/></text:span><text:span text:style-name="T38">})</text:span></text:p>
      <text:p text:style-name="P33" loext:marker-style-name="T38"><text:span text:style-name="T38"/></text:p>
      <text:p text:style-name="P34"><text:span text:style-name="T18">13) Накормить эту пропу данными из списка альбомов. </text:span><text:span text:style-name="T27">В квадратике (который AlbumComponent) надо вывести информацию из этого объекта info (переданного в пропу). Пусть в квадратике будет отображаться имя альбома (шрифтом побольше) (имя альбома лежит в </text:span><text:span text:style-name="T28">props.info.name) и дату создания альбома (шрифтом помельче), она лежит в props.info.</text:span><text:span text:style-name="T29">c</text:span><text:span text:style-name="T30">reationTime</text:span></text:p>
      <text:p text:style-name="P34"><text:span text:style-name="T30"/></text:p>
      <text:p text:style-name="P35"><text:soft-page-break/><text:span text:style-name="T30">Е</text:span><text:span text:style-name="T18">сли этот момент сделан правильно, то ты увидишь в квадратиках информацию о каждом из альбомов верхнего уровня (их 5 штук) — т. е. их имена и время создания.</text:span></text:p>
      <text:p text:style-name="P35"><text:span text:style-name="T18"/></text:p>
      <text:p text:style-name="P37"><text:span text:style-name="T31">14) Бонус 1: Использовать moment.js для кошерного отображения времени. Т.к. без moment у тебя время будет в машинно-читаемом виде: </text:span><text:span text:style-name="Source_20_Text"><text:span text:style-name="T43">2024-07-02T13:37:57.195092Z</text:span></text:span></text:p>
      <text:p text:style-name="P36"><text:span text:style-name="T18"/></text:p>
      <text:p text:style-name="P38"><text:span text:style-name="T18">15) Бонус 2: Сортировка альбомов. Её у нас нет! </text:span><text:span text:style-name="T32">Сортировать на беке — нельзя! </text:span><text:span text:style-name="T33">Сортировать надо на фронте</text:span><text:span text:style-name="T34">:</text:span></text:p>
      <text:p text:style-name="P38"><text:span text:style-name="T34"/></text:p>
      <text:p text:style-name="P32" loext:marker-style-name="T38"><text:span text:style-name="T39">.</text:span><text:span text:style-name="T44">sort</text:span><text:span text:style-name="T38">(</text:span><text:span text:style-name="T35">function</text:span><text:span text:style-name="T38">(a, b) { </text:span><text:span text:style-name="T35">return </text:span><text:span text:style-name="T38">a.</text:span><text:span text:style-name="T40">timestamp</text:span><text:span text:style-name="T38">.</text:span><text:span text:style-name="T44">localeCompare</text:span><text:span text:style-name="T38">(b.</text:span><text:span text:style-name="T40">timestamp</text:span><text:span text:style-name="T38">) })</text:span></text:p>
      <text:p text:style-name="P38"><text:span text:style-name="T34"/></text:p>
      <text:p text:style-name="P39"><text:span text:style-name="T34">Ч</text:span><text:span text:style-name="T18">то здесь написано? Есть анонимная функция, принимающая два альбома — a и b. timestamp — это имя поля с временем (у нас оно будет creationTime)</text:span></text:p>
      <text:p text:style-name="P38"><text:span text:style-name="T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3:43:36.621148924</meta:creation-date>
    <meta:generator>LibreOffice/7.6.7.2$Linux_X86_64 LibreOffice_project/60$Build-2</meta:generator>
    <dc:date>2024-07-04T11:55:45.470781534</dc:date>
    <meta:editing-duration>PT56M52S</meta:editing-duration>
    <meta:editing-cycles>41</meta:editing-cycles>
    <meta:document-statistic meta:table-count="0" meta:image-count="0" meta:object-count="0" meta:page-count="4" meta:paragraph-count="60" meta:word-count="1195" meta:character-count="8201" meta:non-whitespace-character-count="7044"/>
  </office:meta>
</office:document-meta>
</file>